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6" table:default-cell-style-name="ce1"/>
        <table:table-column table:style-name="co4" table:default-cell-style-name="ce1"/>
        <table:table-column table:style-name="co1" table:number-columns-repeated="987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4">
            <text:p>4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4">
            <text:p>4</text:p>
          </table:table-cell>
          <table:table-cell table:style-name="ce15" table:formula="of:=COUNTIF([.T4:.T52];&quot;x&quot;)" office:value-type="float" office:value="4">
            <text:p>4</text:p>
          </table:table-cell>
          <table:table-cell table:style-name="ce15" table:formula="of:=COUNTIF([.U4:.U52];&quot;x&quot;)" office:value-type="float" office:value="4">
            <text:p>4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4">
            <text:p>4</text:p>
          </table:table-cell>
          <table:table-cell table:style-name="ce15" table:formula="of:=COUNTIF([.X4:.X52];&quot;x&quot;)" office:value-type="float" office:value="4">
            <text:p>4</text:p>
          </table:table-cell>
          <table:table-cell table:style-name="ce15" table:formula="of:=COUNTIF([.Y4:.Y52];&quot;#x&quot;)" office:value-type="float" office:value="0">
            <text:p>0</text:p>
          </table:table-cell>
          <table:table-cell table:style-name="ce15" table:formula="of:=COUNTIF([.Z4:.Z52];&quot;#x&quot;)" office:value-type="float" office:value="0">
            <text:p>0</text:p>
          </table:table-cell>
          <table:table-cell table:style-name="ce15" table:formula="of:=COUNTIF([.AA4:.AA52];&quot;x&quot;)" office:value-type="float" office:value="4">
            <text:p>4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x&quot;)" office:value-type="float" office:value="4">
            <text:p>4</text:p>
          </table:table-cell>
          <table:table-cell table:style-name="ce15" table:formula="of:=COUNTIF([.AI4:.AI52];&quot;x&quot;)" office:value-type="float" office:value="2">
            <text:p>2</text:p>
          </table:table-cell>
          <table:table-cell table:style-name="ce15" table:formula="of:=COUNTIF([.AJ4:.AJ52];&quot;x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 office:value-type="string">
            <text:p>sum (o)</text:p>
          </table:table-cell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2">
            <text:p>2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1T13:49:36.73">
            <text:p>2021/4/11 13:49</text:p>
          </table:table-cell>
          <table:table-cell table:style-name="ce13" table:number-columns-repeated="3"/>
          <table:table-cell table:style-name="ce13" office:value-type="date" office:date-value="2021-04-11T13:01:57.92">
            <text:p>0411</text:p>
          </table:table-cell>
          <table:table-cell table:style-name="ce13" office:value-type="date" office:date-value="2021-04-10T09:40:04.790001">
            <text:p>0410</text:p>
          </table:table-cell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11T13:49:36.73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4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K4:.AI4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5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K5:.AI5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6]-[.F6]" office:value-type="time" office:time-value="PT00H05M55.48S">
            <text:p>05:55.48</text:p>
          </table:table-cell>
          <table:table-cell table:style-name="ce11"/>
          <table:table-cell table:formula="of:=COUNTIF([.K6:.AI6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K7:.AI7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K8:.AI8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K9:.AI9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73">
            <text:p>0411 <text:s/>1349</text:p>
          </table:table-cell>
          <table:table-cell table:number-columns-repeated="98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10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10:.AI10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73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1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K11:.AI11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74">
            <text:p>0411 <text:s/>1349</text:p>
          </table:table-cell>
          <table:table-cell table:number-columns-repeated="98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2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2:.AI12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13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3:.AI13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14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K14:.AI14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K15:.AI15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K16:.AI16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K17:.AI17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K18:.AI18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K19:.AI19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20:.AI20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21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K21:.AI21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2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2:.AI22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2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3:.AI23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4:.AI24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25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K25:.AI2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26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26:.AI2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27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K27:.AI27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I28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K28:.AI28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77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29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K29:.AI29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11T13:49:36.77">
            <text:p>0411 <text:s/>1349</text:p>
          </table:table-cell>
          <table:table-cell table:number-columns-repeated="98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30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K30:.AI30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0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1T13:49:36.77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31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1:.AI31];&quot;x&quot;)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1T13:49:36.77">
            <text:p>2021/4/11 13:49</text:p>
          </table:table-cell>
          <table:table-cell table:number-columns-repeated="98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32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2:.AI32];&quot;x&quot;)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1T13:49:36.77">
            <text:p>2021/4/11 13:49</text:p>
          </table:table-cell>
          <table:table-cell table:number-columns-repeated="98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I33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K33:.AI33];&quot;x&quot;)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11T13:49:36.77">
            <text:p>2021/4/11 13:49</text:p>
          </table:table-cell>
          <table:table-cell table:number-columns-repeated="98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34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K34:.AI34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formula="of:=TODAY()" office:value-type="date" office:date-value="2021-04-11">
            <text:p>4月11日</text:p>
          </table:table-cell>
          <table:table-cell table:number-columns-repeated="98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35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K35:.AI35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11T13:49:36.78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3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6:.AI36];&quot;x&quot;)" office:value-type="float" office:value="2">
            <text:p>2</text:p>
          </table:table-cell>
          <table:table-cell table:style-name="ce17" table:number-columns-repeated="14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3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7:.AI37];&quot;x&quot;)" office:value-type="float" office:value="2">
            <text:p>2</text:p>
          </table:table-cell>
          <table:table-cell table:style-name="ce17" table:number-columns-repeated="14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3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38:.AI38];&quot;x&quot;)" office:value-type="float" office:value="2">
            <text:p>2</text:p>
          </table:table-cell>
          <table:table-cell table:style-name="ce14" table:number-columns-repeated="14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39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9:.AI39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40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40:.AI40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41:.AI41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2:.AI4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8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3:.AI43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44:.AI44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K45:.AI45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5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6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46:.AI46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11T13:49:36.8">
            <text:p>0411 <text:s/>1349</text:p>
          </table:table-cell>
          <table:table-cell table:number-columns-repeated="98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7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K47:.AI47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8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81">
            <text:p>0411 <text:s/>1349</text:p>
          </table:table-cell>
          <table:table-cell table:number-columns-repeated="98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8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K48:.AI48];&quot;x&quot;)" office:value-type="float" office:value="3">
            <text:p>3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8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11T13:49:36.81">
            <text:p>0411 <text:s/>1349</text:p>
          </table:table-cell>
          <table:table-cell table:number-columns-repeated="98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9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49:.AI49];&quot;x&quot;)" office:value-type="float" office:value="4">
            <text:p>4</text:p>
          </table:table-cell>
          <table:table-cell table:style-name="ce17" table:number-columns-repeated="13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5" office:value-type="string">
            <text:p>can you bring that rope on the board to here?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I50];&quot;&gt;0&quot;)" office:value-type="float" office:value="0">
            <text:p>0</text:p>
          </table:table-cell>
          <table:table-cell table:style-name="ce8" office:value-type="date" office:date-value="2021-04-11T13:04:38.88">
            <text:p>0411 <text:s/>1304</text:p>
          </table:table-cell>
          <table:table-cell table:style-name="ce8"/>
          <table:table-cell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11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82">
            <text:p>0411 <text:s/>1349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82">
            <text:p>0411 <text:s/>1349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2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8"/>
          <table:table-cell table:style-name="ce11"/>
          <table:table-cell table:style-name="ce14" table:number-columns-repeated="6"/>
          <table:table-cell table:style-name="ce9" table:formula="of:=NOW()" office:value-type="date" office:date-value="2021-04-11T13:49:36.82">
            <text:p>0411 <text:s/>1349</text:p>
          </table:table-cell>
          <table:table-cell table:number-columns-repeated="987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table:style-name="ce9" table:formula="of:=NOW()" office:value-type="date" office:date-value="2021-04-11T13:49:36.82">
            <text:p>0411 <text:s/>1349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W49:.AI49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8" table:default-cell-style-name="ce19"/>
        <table:table-column table:style-name="co4" table:default-cell-style-name="ce19"/>
        <table:table-column table:style-name="co1" table:default-cell-style-name="ce19"/>
        <table:table-column table:style-name="co4" table:default-cell-style-name="ce1"/>
        <table:table-column table:style-name="co4" table:default-cell-style-name="ce19"/>
        <table:table-column table:style-name="co1" table:number-columns-repeated="1011" table:default-cell-style-name="ce19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9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7" table:number-columns-repeated="2"/>
          <table:table-cell table:style-name="ce23" office:value-type="date" office:date-value="2021-03-25T13:08:31.82">
            <text:p>0325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">
            <text:p>0411 <text:s/>1349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1">
            <text:p>0411 <text:s/>1349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7" office:value-type="string">
            <text:p>march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7" table:number-columns-repeated="2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5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2">
            <text:p>0411 <text:s/>1349</text:p>
          </table:table-cell>
          <table:table-cell table:number-columns-repeated="1011"/>
        </table:table-row>
        <table:table-row table:style-name="ro11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6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7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8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9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20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20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10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3">
            <text:p>0411 <text:s/>1349</text:p>
          </table:table-cell>
          <table:table-cell table:number-columns-repeated="1011"/>
        </table:table-row>
        <table:table-row table:style-name="ro21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18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18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18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4">
            <text:p>0411 <text:s/>1349</text:p>
          </table:table-cell>
          <table:table-cell table:number-columns-repeated="1011"/>
        </table:table-row>
        <table:table-row table:style-name="ro22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9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23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1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1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1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21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1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2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0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0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5">
            <text:p>0411 <text:s/>1349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8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4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22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4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6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20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7"/>
          <table:table-cell table:style-name="ce23" office:value-type="string">
            <text:p>#</text:p>
          </table:table-cell>
          <table:table-cell table:style-name="ce38"/>
          <table:table-cell/>
          <table:table-cell table:style-name="ce8"/>
          <table:table-cell table:style-name="ce24" table:formula="of:=NOW()" office:value-type="date" office:date-value="2021-04-11T13:49:36.97">
            <text:p>0411 <text:s/>1349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7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6">
            <text:p>21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7">
            <text:p>21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8">
            <text:p>21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7"/>
          <table:table-cell table:style-name="ce23"/>
          <table:table-cell table:style-name="ce38"/>
          <table:table-cell/>
          <table:table-cell table:style-name="ce8"/>
          <table:table-cell table:style-name="ce24"/>
          <table:table-cell table:number-columns-repeated="1011"/>
        </table:table-row>
        <table:table-row table:style-name="ro34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1T13:49:34.46">
            <text:p>0411 <text:s/>1349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1T13:49:37.05">
            <text:p>0411 <text:s/>1349</text:p>
          </table:table-cell>
          <table:table-cell table:style-name="ce24" table:formula="of:=NOW()" office:value-type="date" office:date-value="2021-04-11T13:49:37.05">
            <text:p>0411 <text:s/>1349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1T13:49:37.05">
            <text:p>0411 <text:s/>134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4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3" table:default-cell-style-name="ce19"/>
        <table:table-column table:style-name="co3" table:default-cell-style-name="ce19"/>
        <table:table-column table:style-name="co14" table:number-columns-repeated="11" table:default-cell-style-name="ce1"/>
        <table:table-column table:style-name="co4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41" office:value-type="date" office:date-value="2021-03-20T14:36:31.78">
            <text:p>0320</text:p>
          </table:table-cell>
          <table:table-cell table:style-name="ce41" office:value-type="date" office:date-value="2021-03-21T10:50:44.88">
            <text:p>0321</text:p>
          </table:table-cell>
          <table:table-cell table:style-name="ce41" office:value-type="date" office:date-value="2021-03-22T16:19:02.51">
            <text:p>0322</text:p>
          </table:table-cell>
          <table:table-cell table:style-name="ce41" office:value-type="date" office:date-value="2021-03-23T09:01:30.66">
            <text:p>0323</text:p>
          </table:table-cell>
          <table:table-cell table:style-name="ce41" office:value-type="date" office:date-value="2021-03-24T14:23:17.96">
            <text:p>0324</text:p>
          </table:table-cell>
          <table:table-cell table:style-name="ce41" office:value-type="date" office:date-value="2021-03-25T12:57:57.93">
            <text:p>0325</text:p>
          </table:table-cell>
          <table:table-cell table:style-name="ce41" table:number-columns-repeated="4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38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38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40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38"/>
          <table:table-cell table:style-name="ce1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38"/>
          <table:table-cell table:style-name="ce18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42" table:number-columns-repeated="5"/>
          <table:table-cell table:style-name="ce24" table:formula="of:=NOW()" office:value-type="date" office:date-value="2021-04-11T13:49:37.12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35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38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table:number-columns-repeated="4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number-columns-repeated="5" table:style-name="ce42" office:value-type="string">
            <text:p>#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25">
          <table:table-cell table:style-name="ce21"/>
          <table:table-cell table:style-name="ce26"/>
          <table:table-cell table:style-name="ce38"/>
          <table:table-cell table:style-name="ce11"/>
          <table:table-cell table:style-name="ce8" table:number-columns-repeated="5"/>
          <table:table-cell table:style-name="ce42" table:number-columns-repeated="5"/>
          <table:table-cell table:style-name="ce24" table:formula="of:=NOW()" office:value-type="date" office:date-value="2021-04-11T13:49:37.13">
            <text:p>0411 <text:s/>1349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9" table:formula="of:=NOW()" office:value-type="date" office:date-value="2021-04-11T13:49:37.12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table:style-name="ce24" table:formula="of:=NOW()" office:value-type="date" office:date-value="2021-04-11T13:49:37.13">
            <text:p>0411 <text:s/>1349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49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2021/04/11</text:date>, <text:time>13:4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1T13:49:36.46</dc:date>
    <dc:creator>iwabuchi ken</dc:creator>
    <meta:editing-duration>P1DT5H30M48S</meta:editing-duration>
    <meta:editing-cycles>195</meta:editing-cycles>
    <meta:generator>OpenOffice/4.1.3$Win32 OpenOffice.org_project/413m1$Build-9783</meta:generator>
    <meta:document-statistic meta:table-count="3" meta:cell-count="1945" meta:object-count="0"/>
  </office:meta>
</office:document-meta>
</file>